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e7" style:family="table-cell" style:parent-style-name="Default" style:data-style-name="N36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1.3" table:style-name="ce6">
            <text:p>1,3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0.464</text:p>
          </table:table-cell>
          <table:table-cell office:value-type="float" office:value="49" table:style-name="ce5">
            <text:p>49</text:p>
          </table:table-cell>
          <table:table-cell office:value-type="float" office:value="20" table:style-name="ce5">
            <text:p>20</text:p>
          </table:table-cell>
          <table:table-cell office:value-type="float" office:value="4.9000000000000004" table:style-name="ce6">
            <text:p>4,9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.26500000000000001" table:style-name="ce7">
            <text:p>0,265</text:p>
          </table:table-cell>
          <table:table-cell office:value-type="float" office:value="275" table:style-name="ce5">
            <text:p>275</text:p>
          </table:table-cell>
          <table:table-cell office:value-type="float" office:value="27.5" table:style-name="ce5">
            <text:p>27,5</text:p>
          </table:table-cell>
          <table:table-cell office:value-type="float" office:value="5" table:style-name="ce5">
            <text:p>5</text:p>
          </table:table-cell>
          <table:table-cell office:value-type="float" office:value="69" table:style-name="ce5">
            <text:p>6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engin bektaş</dc:creator>
    <meta:creation-date>2020-11-22T17:04:44Z</meta:creation-date>
    <dc:date>2020-12-05T19:29:41Z</dc:date>
  </office:meta>
</office:document-meta>
</file>